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99ccff" fo:border="0.002cm solid #000000"/>
    </style:style>
    <style:style style:name="ce4" style:family="table-cell" style:parent-style-name="Default" style:data-style-name="N0">
      <style:table-cell-properties fo:border="0.002cm solid #000000"/>
    </style:style>
    <style:style style:name="ce5" style:family="table-cell" style:parent-style-name="Default">
      <style:table-cell-properties fo:background-color="#0099ff" fo:border="0.002cm solid #000000"/>
    </style:style>
    <style:style style:name="ce6" style:family="table-cell" style:parent-style-name="Default">
      <style:table-cell-properties fo:border="0.002cm solid #000000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able-cell-properties fo:border="0.002cm solid #000000"/>
      <style:text-properties style:font-name="Arial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-bottom="0.002cm solid #000000" fo:background-color="#3deb3d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ackground-color="#3deb3d" fo:border-left="none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11" table:default-cell-style-name="ce2"/>
        <table:table-column table:style-name="co2" table:number-columns-repeated="3" table:default-cell-style-name="Default"/>
        <table:table-row table:style-name="ro1">
          <table:table-cell table:style-name="ce1" office:value-type="string">
            <text:p>Element</text:p>
          </table:table-cell>
          <table:table-cell table:style-name="ce3" office:value-type="string">
            <text:p>Hobby version</text:p>
          </table:table-cell>
          <table:table-cell table:style-name="ce3" table:number-columns-repeated="4"/>
          <table:table-cell table:style-name="ce5" office:value-type="string">
            <text:p>Pro version</text:p>
          </table:table-cell>
          <table:table-cell table:style-name="ce5" table:number-columns-repeated="5"/>
          <table:table-cell/>
          <table:table-cell table:style-name="ce8" office:value-type="string">
            <text:p>Change</text:p>
          </table:table-cell>
          <table:table-cell table:style-name="ce9"/>
        </table:table-row>
        <table:table-row table:style-name="ro1">
          <table:table-cell/>
          <table:table-cell table:style-name="ce3" office:value-type="string">
            <text:p>Prix</text:p>
          </table:table-cell>
          <table:table-cell table:style-name="ce3" table:number-columns-repeated="2"/>
          <table:table-cell table:style-name="ce3" office:value-type="string">
            <text:p>Site</text:p>
          </table:table-cell>
          <table:table-cell table:style-name="ce3"/>
          <table:table-cell table:style-name="ce5" office:value-type="string">
            <text:p>Prix</text:p>
          </table:table-cell>
          <table:table-cell table:style-name="ce5" table:number-columns-repeated="2"/>
          <table:table-cell table:style-name="ce5" office:value-type="string">
            <text:p>Site</text:p>
          </table:table-cell>
          <table:table-cell table:style-name="ce5" table:number-columns-repeated="2"/>
          <table:table-cell/>
          <table:table-cell table:style-name="ce8" office:value-type="string">
            <text:p>Dollar</text:p>
          </table:table-cell>
          <table:table-cell table:style-name="ce9" office:value-type="float" office:value="0.754">
            <text:p>0,754</text:p>
          </table:table-cell>
        </table:table-row>
        <table:table-row table:style-name="ro1">
          <table:table-cell/>
          <table:table-cell table:style-name="ce3" office:value-type="string">
            <text:p>Euro</text:p>
          </table:table-cell>
          <table:table-cell table:style-name="ce3" office:value-type="string">
            <text:p>Dollar</text:p>
          </table:table-cell>
          <table:table-cell table:style-name="ce3" office:value-type="string">
            <text:p>Livre</text:p>
          </table:table-cell>
          <table:table-cell table:style-name="ce3" office:value-type="string">
            <text:p>Nom</text:p>
          </table:table-cell>
          <table:table-cell table:style-name="ce3" office:value-type="string">
            <text:p>Lien</text:p>
          </table:table-cell>
          <table:table-cell table:style-name="ce5" office:value-type="string">
            <text:p>Euro</text:p>
          </table:table-cell>
          <table:table-cell table:style-name="ce5" office:value-type="string">
            <text:p>Dollar</text:p>
          </table:table-cell>
          <table:table-cell table:style-name="ce5" office:value-type="string">
            <text:p>Livre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Lien</text:p>
          </table:table-cell>
          <table:table-cell table:style-name="ce5" office:value-type="string">
            <text:p>Min Order</text:p>
          </table:table-cell>
          <table:table-cell/>
          <table:table-cell table:style-name="ce8" office:value-type="string">
            <text:p>Livre</text:p>
          </table:table-cell>
          <table:table-cell table:style-name="ce9" office:value-type="float" office:value="1.158">
            <text:p>1,158</text:p>
          </table:table-cell>
        </table:table-row>
        <table:table-row table:style-name="ro1">
          <table:table-cell office:value-type="string">
            <text:p>Moteur 12v *2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Adafruit</text:p>
          </table:table-cell>
          <table:table-cell table:formula="of:=HYPERLINK(&quot;http://www.adafruit.com/products/324&quot;;&quot;cliquez ici&quot;)" office:value-type="string" office:string-value="cliquez ici">
            <text:p>cliquez ici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1125177508/nema_17_12v_stepper_motor.html&quot;;&quot;cliquez ici&quot;)" office:value-type="string" office:string-value="cliquez ici">
            <text:p>cliquez ici</text:p>
          </table:table-cell>
          <table:table-cell table:style-name="ce6" office:value-type="string">
            <text:p>?</text:p>
          </table:table-cell>
          <table:table-cell table:number-columns-repeated="3"/>
        </table:table-row>
        <table:table-row table:style-name="ro1">
          <table:table-cell office:value-type="string">
            <text:p>Solenoid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approximation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399593358/BS_push_type_with_return_spring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Arduino Uno</text:p>
          </table:table-cell>
          <table:table-cell/>
          <table:table-cell office:value-type="float" office:value="29.95">
            <text:p>29,95</text:p>
          </table:table-cell>
          <table:table-cell/>
          <table:table-cell office:value-type="string">
            <text:p>Adafruit</text:p>
          </table:table-cell>
          <table:table-cell table:formula="of:=HYPERLINK(&quot;http://www.adafruit.com/products/50&quot;;&quot;cliquez ici&quot;)" office:value-type="string" office:string-value="cliquez ici">
            <text:p>cliquez ici</text:p>
          </table:table-cell>
          <table:table-cell table:style-name="ce4" office:value-type="float" office:value="18.5">
            <text:p>18,5</text:p>
          </table:table-cell>
          <table:table-cell table:number-columns-repeated="2"/>
          <table:table-cell office:value-type="string">
            <text:p>Arduino</text:p>
          </table:table-cell>
          <table:table-cell table:style-name="ce6" table:formula="of:=HYPERLINK(&quot;http://store.arduino.cc/eu/index.php?main_page=product_info&amp;cPath=11_12&amp;products_id=195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Shield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approximation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Plexiglass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approximation</text:p>
          </table:table-cell>
          <table:table-cell table:number-columns-repeated="10"/>
        </table:table-row>
        <table:table-row table:style-name="ro1">
          <table:table-cell office:value-type="string">
            <text:p>Laser Cutting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pproximation</text:p>
          </table:table-cell>
          <table:table-cell table:number-columns-repeated="10"/>
        </table:table-row>
        <table:table-row table:style-name="ro1">
          <table:table-cell office:value-type="string">
            <text:p>8mm rod*2</text:p>
          </table:table-cell>
          <table:table-cell table:number-columns-repeated="2"/>
          <table:table-cell office:value-type="float" office:value="5.24">
            <text:p>5,24</text:p>
          </table:table-cell>
          <table:table-cell office:value-type="string">
            <text:p>Technobots</text:p>
          </table:table-cell>
          <table:table-cell table:formula="of:=HYPERLINK(&quot;http://www.technobotsonline.com/silver-steel-8mm-x-333mm.html&quot;;&quot;cliquez ici&quot;)" office:value-type="string" office:string-value="cliquez ici">
            <text:p>cliquez ici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1003855527/China_manufacturer_supply_polished_ground_hard.html  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10mm rod</text:p>
          </table:table-cell>
          <table:table-cell table:number-columns-repeated="2"/>
          <table:table-cell office:value-type="float" office:value="6.35">
            <text:p>6,35</text:p>
          </table:table-cell>
          <table:table-cell office:value-type="string">
            <text:p>Ebay</text:p>
          </table:table-cell>
          <table:table-cell table:formula="of:=HYPERLINK(&quot;http://www.ebay.com/itm/STAINLESS-STEEL-304-ROUND-BAR-ROD-4-5-6-8-10-12mm-diameter-in-many-Lengths-/121145367058?pt=UK_BOI_Metalworking_Milling_Welding_Metalworking_Supplies_ET&amp;var=&amp;hash=item1c34d39a12&quot;;&quot;cliquez ici&quot;)" office:value-type="string" office:string-value="cliquez ici">
            <text:p>cliquez ici</text:p>
          </table:table-cell>
          <table:table-cell/>
          <table:table-cell office:value-type="string">
            <text:p>?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1003855527/China_manufacturer_supply_polished_ground_hard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Flex coupler</text:p>
          </table:table-cell>
          <table:table-cell/>
          <table:table-cell office:value-type="float" office:value="4.95">
            <text:p>4,95</text:p>
          </table:table-cell>
          <table:table-cell/>
          <table:table-cell office:value-type="string">
            <text:p>Adafruit</text:p>
          </table:table-cell>
          <table:table-cell table:formula="of:=HYPERLINK(&quot;http://www.adafruit.com/products/1175&quot;;&quot;cliquez ici&quot;)" office:value-type="string" office:string-value="cliquez ici">
            <text:p>cliquez ici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463881266/6mm_Clamp_Flexible_Coupling_Coupler_Rotary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Clamp*4</text:p>
          </table:table-cell>
          <table:table-cell table:number-columns-repeated="2"/>
          <table:table-cell office:value-type="float" office:value="1.44">
            <text:p>1,44</text:p>
          </table:table-cell>
          <table:table-cell office:value-type="string">
            <text:p>Technobots</text:p>
          </table:table-cell>
          <table:table-cell table:formula="of:=HYPERLINK(&quot;http://www.technobotsonline.com/zinc-collets-6mm-pk-4.html&quot;;&quot;cliquez ici&quot;)" office:value-type="string" office:string-value="cliquez ici">
            <text:p>cliquez ici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524798106/single_split_collar_set_screw_shaft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Linear bearring*2</text:p>
          </table:table-cell>
          <table:table-cell table:number-columns-repeated="2"/>
          <table:table-cell office:value-type="float" office:value="2.38">
            <text:p>2,38</text:p>
          </table:table-cell>
          <table:table-cell office:value-type="string">
            <text:p>Ebay</text:p>
          </table:table-cell>
          <table:table-cell table:formula="of:=HYPERLINK(&quot;http://www.ebay.fr/itm/LM8UU-linear-ball-bearings-ideal-for-use-in-3d-printers-CNC-machines-etc-/140928771376?pt=UK_BOI_Industrial_Automation_Control_ET&amp;hash=item20d0026530&quot;;&quot;cliquez ici&quot;)" office:value-type="string" office:string-value="cliquez ici">
            <text:p>cliquez ici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Alibaba</text:p>
          </table:table-cell>
          <table:table-cell table:style-name="ce7" table:formula="of:=HYPERLINK(&quot;http://www.alibaba.com/product-gs/797937364/Cheap_lm8uu_bearing_8mm_linear_bearings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Rod clamp*2</text:p>
          </table:table-cell>
          <table:table-cell/>
          <table:table-cell office:value-type="float" office:value="15.8">
            <text:p>15,8</text:p>
          </table:table-cell>
          <table:table-cell/>
          <table:table-cell office:value-type="string">
            <text:p>Coollcd</text:p>
          </table:table-cell>
          <table:table-cell table:formula="of:=HYPERLINK(&quot;http://www.coollcd.com/new-single-rod-clamp-15mm-2-thread_p842.html&quot;;&quot;cliquez ici&quot;)" office:value-type="string" office:string-value="cliquez ici">
            <text:p>cliquez ici</text:p>
          </table:table-cell>
          <table:table-cell table:number-columns-repeated="9"/>
        </table:table-row>
        <table:table-row table:style-name="ro1">
          <table:table-cell office:value-type="string">
            <text:p>Pulley</text:p>
          </table:table-cell>
          <table:table-cell/>
          <table:table-cell office:value-type="float" office:value="7.95">
            <text:p>7,95</text:p>
          </table:table-cell>
          <table:table-cell/>
          <table:table-cell office:value-type="string">
            <text:p>Adafruit</text:p>
          </table:table-cell>
          <table:table-cell table:formula="of:=HYPERLINK(&quot;http://www.adafruit.com/products/1251&quot;;&quot;cliquez ici&quot;)" office:value-type="string" office:string-value="cliquez ici">
            <text:p>cliquez ici</text:p>
          </table:table-cell>
          <table:table-cell/>
          <table:table-cell office:value-type="float" office:value="1.4">
            <text:p>1,4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free/140384049/GT2_Timing_Pulley_2mm_Pitch_5mm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Idler</text:p>
          </table:table-cell>
          <table:table-cell/>
          <table:table-cell office:value-type="float" office:value="5.75">
            <text:p>5,75</text:p>
          </table:table-cell>
          <table:table-cell/>
          <table:table-cell office:value-type="string">
            <text:p>Inventables</text:p>
          </table:table-cell>
          <table:table-cell table:formula="of:=HYPERLINK(&quot;https://www.inventables.com/technologies/smooth-idler-wheel-kit&quot;;&quot;cliquez ici&quot;)" office:value-type="string" office:string-value="cliquez ici">
            <text:p>cliquez ici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884748579/2013_NEW_PLASTIC_IDLER_PULLEY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Pin Chuck</text:p>
          </table:table-cell>
          <table:table-cell/>
          <table:table-cell table:style-name="ce4" office:value-type="float" office:value="6.79">
            <text:p>6,79</text:p>
          </table:table-cell>
          <table:table-cell/>
          <table:table-cell office:value-type="string">
            <text:p>Ebay</text:p>
          </table:table-cell>
          <table:table-cell table:formula="of:=HYPERLINK(&quot;http://www.ebay.com/itm/pin-chuck-adapter-set-2-micro-bit-collets-3-32-shank-fits-dremel-rotary-/360489930863&quot;;&quot;cliquez ici&quot;)" office:value-type="string" office:string-value="cliquez ici">
            <text:p>cliquez ici</text:p>
          </table:table-cell>
          <table:table-cell table:number-columns-repeated="9"/>
        </table:table-row>
        <table:table-row table:style-name="ro1">
          <table:table-cell office:value-type="string">
            <text:p>Flanged bearring</text:p>
          </table:table-cell>
          <table:table-cell table:number-columns-repeated="2"/>
          <table:table-cell office:value-type="float" office:value="1.13">
            <text:p>1,13</text:p>
          </table:table-cell>
          <table:table-cell office:value-type="string">
            <text:p>Technobots</text:p>
          </table:table-cell>
          <table:table-cell table:formula="of:=HYPERLINK(&quot;http://www.technobotsonline.com/miniature-flange-bearing-mf6700zz-10x15x4.html&quot;;&quot;cliquez ici&quot;)" office:value-type="string" office:string-value="cliquez ici">
            <text:p>cliquez ici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769989283/High_Performance_Flanged_Ball_Bearing_Metric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Urethane tube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Ebay</text:p>
          </table:table-cell>
          <table:table-cell table:formula="of:=HYPERLINK(&quot;http://www.ebay.com/itm/3-8-ID-x-3-4-OD-X-12-LONG-URETHANE-POLYURETHANE-40-GREY-TUBE-/370627481176?pt=LH_DefaultDomain_0&amp;hash=item564b1e8e58&quot;;&quot;cliquez ici&quot;)" office:value-type="string" office:string-value="cliquez ici">
            <text:p>cliquez ici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string">
            <text:p>Aliaba</text:p>
          </table:table-cell>
          <table:table-cell table:style-name="ce6" table:formula="of:=HYPERLINK(&quot;http://www.alibaba.com/product-gs/885844433/GT2_Open_ended_timing_belt_for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Belt</text:p>
          </table:table-cell>
          <table:table-cell/>
          <table:table-cell office:value-type="float" office:value="9.95">
            <text:p>9,95</text:p>
          </table:table-cell>
          <table:table-cell/>
          <table:table-cell office:value-type="string">
            <text:p>Adafruit</text:p>
          </table:table-cell>
          <table:table-cell table:formula="of:=HYPERLINK(&quot;http://www.adafruit.com/products/1184&quot;;&quot;cliquez ici&quot;)" office:value-type="string" office:string-value="cliquez ici">
            <text:p>cliquez ici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string">
            <text:p>Alibaba</text:p>
          </table:table-cell>
          <table:table-cell table:style-name="ce6" table:formula="of:=HYPERLINK(&quot;http://www.alibaba.com/product-gs/885844433/GT2_Open_ended_timing_belt_for.html&quot;;&quot;cliquez ici&quot;)" office:value-type="string" office:string-value="cliquez ici">
            <text:p>cliquez ici</text:p>
          </table:table-cell>
          <table:table-cell table:number-columns-repeated="4"/>
        </table:table-row>
        <table:table-row table:style-name="ro1">
          <table:table-cell office:value-type="string">
            <text:p>Power supply 12v</text:p>
          </table:table-cell>
          <table:table-cell table:number-columns-repeated="4"/>
          <table:table-cell table:formula="of:=HYPERLINK(&quot;http://www.ebay.com/itm/pin-chuck-adapter-set-2-micro-bit-collets-3-32-shank-fits-dremel-rotary-/360489930863&quot;;&quot;cliquez ici&quot;)" office:value-type="string" office:string-value="cliquez ici">
            <text:p>cliquez ici</text:p>
          </table:table-cell>
          <table:table-cell table:number-columns-repeated="9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Total=</text:p>
          </table:table-cell>
          <table:table-cell table:formula="of:=SUM([.B4:.B22])" office:value-type="float" office:value="65">
            <text:p>65</text:p>
          </table:table-cell>
          <table:table-cell table:formula="of:=SUM([.C4:.C22])" office:value-type="float" office:value="136.14">
            <text:p>136,14</text:p>
          </table:table-cell>
          <table:table-cell table:formula="of:=SUM([.D4:.D22])" office:value-type="float" office:value="16.54">
            <text:p>16,54</text:p>
          </table:table-cell>
          <table:table-cell/>
          <table:table-cell office:value-type="string">
            <text:p>Economie :</text:p>
          </table:table-cell>
          <table:table-cell table:number-columns-repeated="9"/>
        </table:table-row>
        <table:table-row table:style-name="ro1">
          <table:table-cell office:value-type="string">
            <text:p>Total Euros=</text:p>
          </table:table-cell>
          <table:table-cell table:formula="of:=[.B27]+[.C27]*[.O2]+[.D27]*[.O3]" office:value-type="float" office:value="186.80288">
            <text:p>186,80288</text:p>
          </table:table-cell>
          <table:table-cell table:number-columns-repeated="13"/>
        </table:table-row>
        <table:table-row table:style-name="ro1" table:number-rows-repeated="3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29/07/2013</text:date>, <text:time>17:3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e-Pierre Poilvé</meta:initial-creator>
    <meta:creation-date>2013-07-29T15:46:03</meta:creation-date>
    <dc:date>2013-07-29T17:39:26</dc:date>
    <dc:creator>Marie-Pierre Poilvé</dc:creator>
    <meta:editing-duration>PT1H6M11S</meta:editing-duration>
    <meta:editing-cycles>2</meta:editing-cycles>
    <meta:generator>OpenOffice.org/3.3$Unix OpenOffice.org_project/330m20$Build-9567</meta:generator>
    <meta:document-statistic meta:table-count="3" meta:cell-count="141" meta:object-count="0"/>
  </office:meta>
</office:document-meta>
</file>